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1D000000423760117D.eps" manifest:media-type=""/>
  <manifest:file-entry manifest:full-path="Pictures/200000F400004F1D00003B565E176E81.wmf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8" draw:id="id8" draw:layer="layout" svg:width="4.005cm" svg:height="3.245cm" svg:x="2.149cm" svg:y="0.484cm">
          <draw:image xlink:href="Pictures/200000F400004F1D00003B565E176E81.wmf" xlink:type="simple" xlink:show="embed" xlink:actuate="onLoad">
            <text:p/>
          </draw:image>
          <draw:glue-point draw:id="4" svg:x="-2.466cm" svg:y="1.269cm"/>
          <draw:glue-point draw:id="5" svg:x="-2.312cm" svg:y="0.468cm"/>
          <draw:glue-point draw:id="6" svg:x="-2.127cm" svg:y="-1.093cm"/>
          <draw:glue-point draw:id="7" svg:x="-1.987cm" svg:y="-2.465cm"/>
        </draw:frame>
        <draw:line draw:style-name="gr2" draw:text-style-name="P1" xml:id="id6" draw:id="id6" draw:layer="layout" svg:x1="3.224cm" svg:y1="2.271cm" svg:x2="3.348cm" svg:y2="1.318cm">
          <draw:glue-point draw:id="4" svg:x="0.967cm" svg:y="-0.556cm"/>
          <text:p/>
        </draw:line>
        <draw:frame draw:style-name="gr3" xml:id="id7" draw:id="id7" draw:layer="layout" svg:width="1.148cm" svg:height="0.529cm" svg:x="2.41cm" svg:y="0.3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xml:id="id3" draw:id="id3" draw:layer="layout" svg:width="1.19cm" svg:height="0.529cm" svg:x="3.616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xml:id="id1" draw:id="id1" draw:layer="layout" svg:width="1.021cm" svg:height="0.529cm" svg:x="1.339cm" svg:y="0.8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734cm" svg:height="0.529cm" svg:x="4.988cm" svg:y="2.74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xml:id="id2" draw:id="id2" draw:layer="layout" svg:x1="3.128cm" svg:y1="3cm" svg:x2="3.128cm" svg:y2="1.311cm">
          <text:p/>
        </draw:line>
        <draw:line draw:style-name="gr2" draw:text-style-name="P1" draw:layer="layout" svg:x1="3.133cm" svg:y1="2.992cm" svg:x2="4.98cm" svg:y2="2.992cm">
          <text:p/>
        </draw:line>
        <draw:connector draw:style-name="gr4" draw:text-style-name="P1" draw:layer="layout" draw:type="curve" svg:x1="2.36cm" svg:y1="1.065cm" svg:x2="3.128cm" svg:y2="1.311cm" draw:start-shape="id1" draw:start-glue-point="1" draw:end-shape="id2" draw:end-glue-point="0" svg:d="m2360 1065c512 0 768 82 768 246">
          <text:p/>
        </draw:connector>
        <draw:connector draw:style-name="gr4" draw:text-style-name="P1" draw:layer="layout" draw:type="curve" draw:line-skew="-1.006cm 0.529cm" svg:x1="4.211cm" svg:y1="1.029cm" svg:x2="3.425cm" svg:y2="1.332cm" draw:start-shape="id3" draw:start-glue-point="2" draw:end-shape="id4" draw:end-glue-point="0" svg:d="m4211 1029c0 166-379 138-565 172s-179 131-221 131">
          <text:p/>
        </draw:connector>
        <draw:line draw:style-name="gr2" draw:text-style-name="P1" draw:layer="layout" svg:x1="3.42cm" svg:y1="1.651cm" svg:x2="4.98cm" svg:y2="1.651cm">
          <text:p/>
        </draw:line>
        <draw:frame draw:style-name="gr3" draw:layer="layout" svg:width="0.764cm" svg:height="0.529cm" svg:x="4.968cm" svg:y="1.38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2" xml:id="id5" draw:id="id5" draw:layer="layout" svg:width="1.446cm" svg:height="0.911cm" svg:x="1.382cm" svg:y="1.78cm">
          <draw:text-box>
            <text:p><text:span text:style-name="T1">ڈھلوان</text:span></text:p>
          </draw:text-box>
        </draw:frame>
        <draw:frame draw:style-name="gr3" draw:layer="layout" svg:width="0.989cm" svg:height="1.062cm" svg:x="0.712cm" svg:y="1.74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3" draw:layer="layout" draw:type="curve" draw:line-skew="-0.793cm" svg:x1="2.828cm" svg:y1="2.235cm" svg:x2="3.297cm" svg:y2="1.742cm" draw:start-shape="id5" draw:start-glue-point="1" draw:end-shape="id6" draw:end-glue-point="4" svg:d="m2828 2235c342 0 108-493 469-493">
          <text:p/>
        </draw:connector>
        <draw:frame draw:style-name="gr1" draw:text-style-name="P1" draw:layer="layout" svg:width="0.312cm" svg:height="0.817cm" svg:x="7.511cm" svg:y="0.751cm">
          <draw:image xlink:href="Pictures/200000020000001D000000423760117D.eps" xlink:type="simple" xlink:show="embed" xlink:actuate="onLoad">
            <text:p/>
          </draw:image>
        </draw:frame>
        <draw:frame draw:style-name="gr3" draw:layer="layout" svg:width="0.688cm" svg:height="0.529cm" svg:x="7.763cm" svg:y="0.89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95cm" svg:height="0.529cm" svg:x="6.711cm" svg:y="0.88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4" draw:text-style-name="P1" draw:layer="layout" draw:type="curve" draw:line-skew="-0.352cm 1.604cm 1.109cm" svg:x1="2.984cm" svg:y1="0.881cm" svg:x2="3.356cm" svg:y2="1.307cm" draw:start-shape="id7" draw:start-glue-point="2" draw:end-shape="id8" draw:end-glue-point="7" svg:d="m2984 881c0 222 269 148 269 114s103-207 103 312">
          <text:p/>
        </draw:connector>
        <draw:line draw:style-name="gr2" draw:text-style-name="P1" xml:id="id4" draw:id="id4" draw:layer="layout" svg:x1="3.425cm" svg:y1="1.645cm" svg:x2="3.425cm" svg:y2="1.332cm">
          <text:p/>
        </draw:line>
        <draw:line draw:style-name="gr4" draw:text-style-name="P1" draw:layer="layout" svg:x1="7.328cm" svg:y1="0.789cm" svg:x2="7.328cm" svg:y2="1.568cm">
          <text:p/>
        </draw:line>
        <draw:frame draw:style-name="gr5" draw:text-style-name="P4" draw:layer="layout" svg:width="0.748cm" svg:height="0.725cm" svg:x="7.661cm" svg:y="0.368cm">
          <draw:text-box>
            <text:p><text:span text:style-name="T2">+</text:span></text:p>
          </draw:text-box>
        </draw:frame>
        <draw:frame draw:style-name="gr5" draw:text-style-name="P4" draw:layer="layout" svg:width="0.642cm" svg:height="0.725cm" svg:x="7.714cm" svg:y="1.21cm">
          <draw:text-box>
            <text:p><text:span text:style-name="T2">-</text:span></text:p>
          </draw:text-box>
        </draw:frame>
        <draw:frame draw:style-name="gr3" draw:layer="layout" svg:width="0.4cm" svg:height="0.469cm" svg:x="5.81cm" svg:y="1.05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324cm" svg:height="0.469cm" svg:x="4.783cm" svg:y="0.2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" draw:text-style-name="P1" xml:id="id9" draw:id="id9" draw:layer="layout" svg:width="0.103cm" svg:height="1.433cm" svg:x="3.369cm" svg:y="2.05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6" draw:layer="layout" svg:width="2.911cm" svg:height="1.586cm" svg:x="5.693cm" svg:y="1.884cm">
          <draw:text-box>
            <text:p text:style-name="P5"><text:span text:style-name="T3">یہاں خط سیدھا ہے</text:span></text:p>
            <text:p text:style-name="P5"><text:span text:style-name="T3">زینر ڈایوڈ کو اسی خطے</text:span></text:p>
            <text:p text:style-name="P5"><text:span text:style-name="T3">میں استعمال کیا جاتا ہے</text:span></text:p>
          </draw:text-box>
        </draw:frame>
        <draw:connector draw:style-name="gr4" draw:text-style-name="P3" draw:layer="layout" draw:type="curve" svg:x1="6.247cm" svg:y1="2.31cm" svg:x2="3.472cm" svg:y2="2.768cm" draw:end-shape="id9" draw:end-glue-point="6" svg:d="m6247 2310c-1705 0-318 458-2775 4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row>
      <mo stretchy="false">−</mo>
      <msub>
        <mi>V</mi>
        <mi mathvariant="italic">Z0</mi>
      </msub>
    </mrow>
    <annotation encoding="StarMath 5.0">-V_Z0</annotation>
  </semantics>
</math>
</file>

<file path=Object 10/content.xml><?xml version="1.0" encoding="utf-8"?>
<math xmlns="http://www.w3.org/1998/Math/MathML">
  <semantics>
    <mi>i</mi>
    <annotation encoding="StarMath 5.0">i</annotation>
  </semantics>
</math>
</file>

<file path=Object 2/content.xml><?xml version="1.0" encoding="utf-8"?>
<math xmlns="http://www.w3.org/1998/Math/MathML">
  <semantics>
    <mrow>
      <mo stretchy="false">−</mo>
      <msub>
        <mi>V</mi>
        <mi mathvariant="italic">ZK</mi>
      </msub>
    </mrow>
    <annotation encoding="StarMath 5.0">-V_ZK</annotation>
  </semantics>
</math>
</file>

<file path=Object 3/content.xml><?xml version="1.0" encoding="utf-8"?>
<math xmlns="http://www.w3.org/1998/Math/MathML">
  <semantics>
    <mrow>
      <mo stretchy="false">−</mo>
      <msub>
        <mi>V</mi>
        <mi>Z</mi>
      </msub>
    </mrow>
    <annotation encoding="StarMath 5.0">-V_Z</annotation>
  </semantics>
</math>
</file>

<file path=Object 4/content.xml><?xml version="1.0" encoding="utf-8"?>
<math xmlns="http://www.w3.org/1998/Math/MathML">
  <semantics>
    <msub>
      <mi>I</mi>
      <mi mathvariant="italic">ZT</mi>
    </msub>
    <annotation encoding="StarMath 5.0">I_ZT</annotation>
  </semantics>
</math>
</file>

<file path=Object 5/content.xml><?xml version="1.0" encoding="utf-8"?>
<math xmlns="http://www.w3.org/1998/Math/MathML">
  <semantics>
    <msub>
      <mi>I</mi>
      <mi mathvariant="italic">ZK</mi>
    </msub>
    <annotation encoding="StarMath 5.0">I_ZK</annotation>
  </semantics>
</math>
</file>

<file path=Object 6/content.xml><?xml version="1.0" encoding="utf-8"?>
<math xmlns="http://www.w3.org/1998/Math/MathML">
  <semantics>
    <mrow>
      <mfrac>
        <mn>1</mn>
        <msub>
          <mi>r</mi>
          <mi>z</mi>
        </msub>
      </mfrac>
      <mo stretchy="false">=</mo>
    </mrow>
    <annotation encoding="StarMath 5.0">1 over r_z ={}</annotation>
  </semantics>
</math>
</file>

<file path=Object 7/content.xml><?xml version="1.0" encoding="utf-8"?>
<math xmlns="http://www.w3.org/1998/Math/MathML">
  <semantics>
    <msub>
      <mi>V</mi>
      <mi>Z</mi>
    </msub>
    <annotation encoding="StarMath 5.0">V_Z</annotation>
  </semantics>
</math>
</file>

<file path=Object 8/content.xml><?xml version="1.0" encoding="utf-8"?>
<math xmlns="http://www.w3.org/1998/Math/MathML">
  <semantics>
    <msub>
      <mi>I</mi>
      <mi>Z</mi>
    </msub>
    <annotation encoding="StarMath 5.0">I_Z</annotation>
  </semantics>
</math>
</file>

<file path=Object 9/content.xml><?xml version="1.0" encoding="utf-8"?>
<math xmlns="http://www.w3.org/1998/Math/MathML">
  <semantics>
    <mi>v</mi>
    <annotation encoding="StarMath 5.0">v</annotation>
  </semantics>
</math>
</file>